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777in"/>
    </style:style>
    <style:style style:name="TableColumn3" style:family="table-column">
      <style:table-column-properties style:column-width="1.9548in"/>
    </style:style>
    <style:style style:name="TableColumn4" style:family="table-column">
      <style:table-column-properties style:column-width="2.5319in"/>
    </style:style>
    <style:style style:name="Table1" style:family="table" style:master-page-name="MPF0">
      <style:table-properties style:width="5.4645in" fo:margin-left="0in" table:align="left"/>
    </style:style>
    <style:style style:name="TableRow5" style:family="table-row">
      <style:table-row-properties style:min-row-height="0.2812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Jednoduchý" style:family="paragraph">
      <style:paragraph-properties fo:margin-left="0.3937in" fo:text-indent="0in">
        <style:tab-stops/>
      </style:paragraph-properties>
      <style:text-properties style:font-name="Calibri" fo:font-size="11.5pt" style:font-size-asian="11.5pt" style:font-size-complex="11.5pt"/>
    </style:style>
    <style:style style:name="P20" style:parent-style-name="Základnítext" style:family="paragraph">
      <style:paragraph-properties fo:margin-left="0.3937in" fo:text-indent="0in">
        <style:tab-stops/>
      </style:paragraph-properties>
    </style:style>
    <style:style style:name="T21" style:parent-style-name="Standardnípísmoodstavce" style:family="text">
      <style:text-properties style:font-size-complex="11.5pt"/>
    </style:style>
    <style:style style:name="T22" style:parent-style-name="Standardnípísmoodstavce" style:family="text">
      <style:text-properties style:font-size-complex="11.5pt"/>
    </style:style>
    <style:style style:name="T23" style:parent-style-name="Značkapozn.podčarou" style:family="text">
      <style:text-properties style:font-size-complex="11.5pt"/>
    </style:style>
    <style:style style:name="T24" style:parent-style-name="Standardnípísmoodstavce" style:family="text">
      <style:text-properties style:font-size-complex="11.5pt"/>
    </style:style>
    <style:style style:name="T25" style:parent-style-name="Standardnípísmoodstavce" style:family="text">
      <style:text-properties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/2018<text:bookmark-end text:name="Text14"/></text:p>
            <text:p text:style-name="Normální">KVOP-3059/2018<text:bookmark-end text:name="Text2"/></text:p>
            <text:p text:style-name="Normální"><text:bookmark-start text:name="Text6"/>19. 0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á paní</text:p>
            <text:p text:style-name="Normální">D. S.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S.,</text:p>
      <text:p text:style-name="Základnítext">dne<text:s/>17.<text:s/>ledna<text:s/>2018<text:s/>obdržela Kancelář veřejného ochránce práv Vaši žádost podle zákona č. 106/1999 Sb., o svobodném přístupu k informacím, ve znění pozdějších předpisů, kterou žádáte:</text:p>
      <text:list text:style-name="LFO5" text:continue-numbering="true">
        <text:list-item>
          <text:p text:style-name="P17">zda v příloze žádosti přiložená stížnost na průtahy v soudním řízení, vyplněná na formuláři s logem<text:span text:style-name="Značkapozn.podčarou"><text:note text:note-class="footnote" text:id="_ftn0"><text:note-citation>1</text:note-citation><text:note-body><text:p text:style-name="Textpozn.podčarou"><text:s/>pozn. nejedná se o logo, ale text v zápatí formuláře: <text:s/>© Kancelář veřejného ochránce práv, leden 2012<text:s/>Údolní 39, 602 00 Brno, tel. 542 542 888, www.ochrance.cz</text:p></text:note-body></text:note></text:span><text:s/>veřejného ochránce práv, byla<text:s/>stěžovatelem XY<text:s/>zaslána nejdříve do Kanceláře veřejného ochránce práv a pokud ano, pod jakou spisovou značkou je vedena, a zda následně byla k vyřízení přeposlána na Okresní soud do Blanska,</text:p>
        </text:list-item>
        <text:list-item>
          <text:p text:style-name="P18">zda stěžovatel použil formulář na průtahy v soudním řízení s logem veřejného ochránce práv, a) se souhlasem a vědomím, b) bez souhlasu a vědomí veřejného ochránce práv<text:s/>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text:s/></text:p>
      <text:list text:style-name="LFO11" text:continue-numbering="true">
        <text:list-item>
          <text:p text:style-name="P19">v informačním systému evidujícím podněty veřejnému ochránci práv neevidujeme žádné podání od stěžovatele<text:s/></text:p>
        </text:list-item>
      </text:list>
      <text:p text:style-name="Základnítext">K bodu č. 2</text:p>
      <text:list text:style-name="LFO11" text:continue-numbering="true">
        <text:list-item>
          <text:p text:style-name="P20"><text:span text:style-name="T21">S</text:span><text:span text:style-name="T22">těžovatelem použitý formulář je běžně dostupný na internetové stránce veřejného ochránce práv</text:span><text:span text:style-name="T23"><text:note text:note-class="footnote" text:id="_ftn1"><text:note-citation>2</text:note-citation><text:note-body><text:p text:style-name="Textpozn.podčarou"><text:s/>viz<text:s/><text:a xlink:href="https://www.ochrance.cz/?id=51" office:target-frame-name="_top" xlink:show="replace"><text:span text:style-name="Hypertextovýodkaz">https://www.ochrance.cz/?id=51</text:span></text:a><text:s/></text:p></text:note-body></text:note></text:span><text:span text:style-name="T24"><text:s/>a je ve vytištěné podobě dostupný v sídle Kanceláře veřejného ochránce práv. K použití formuláře není zapotřebí žádného souhlasu či oznámení o použit</text:span><text:span text:style-name="T25">í.<text:s/></text:span></text:p>
        </text:list-item>
      </text:list>
      <text:p text:style-name="podpis">Mgr. Petra Zdražilová</text:p>
      <text:p text:style-name="podpis">ředitelka právní sekce<text:s/>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Jednoduchý" style:display-name="Jednoduchý" style:family="paragraph" style:parent-style-name="Normální">
      <style:paragraph-properties fo:text-align="justify"/>
      <style:text-properties style:font-name="Arial" fo:font-size="12pt" style:font-size-asian="12pt" fo:hyphenate="false"/>
    </style:style>
    <style:style style:name="JednoduchýChar" style:display-name="Jednoduchý Char" style:family="text">
      <style:text-properties fo:font-size="12pt" style:font-size-asian="12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865W*</text:span>*KVOPX008865W*</text:p>
        <text:p text:style-name="P12"><text:span text:style-name="T13">KVOPX008865W</text:span>KVOPX008865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2-12T10:45:00Z</meta:creation-date>
    <dc:date>2018-02-12T10:45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99" meta:character-count="1377" meta:row-count="9" meta:non-whitespace-character-count="1180"/>
  </office:meta>
</office:document-meta>
</file>